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P9" style:family="paragraph" style:parent-style-name="Standard">
      <style:text-properties officeooo:rsid="0012507a" officeooo:paragraph-rsid="0012507a"/>
    </style:style>
    <style:style style:name="P10" style:family="paragraph" style:parent-style-name="Standard">
      <style:text-properties officeooo:rsid="00128762" officeooo:paragraph-rsid="00128762"/>
    </style:style>
    <style:style style:name="P11" style:family="paragraph" style:parent-style-name="Standard">
      <style:text-properties officeooo:rsid="00141d68" officeooo:paragraph-rsid="00141d68"/>
    </style:style>
    <style:style style:name="P12" style:family="paragraph" style:parent-style-name="Standard">
      <style:text-properties officeooo:rsid="0015f6bb" officeooo:paragraph-rsid="0015f6bb"/>
    </style:style>
    <style:style style:name="P13" style:family="paragraph" style:parent-style-name="Standard">
      <style:text-properties officeooo:rsid="00175f28" officeooo:paragraph-rsid="00175f28"/>
    </style:style>
    <style:style style:name="P14" style:family="paragraph" style:parent-style-name="Standard">
      <style:text-properties officeooo:paragraph-rsid="0015f6bb"/>
    </style:style>
    <style:style style:name="P15" style:family="paragraph" style:parent-style-name="Standard">
      <style:text-properties officeooo:rsid="0017ebe0" officeooo:paragraph-rsid="0017ebe0"/>
    </style:style>
    <style:style style:name="P16" style:family="paragraph" style:parent-style-name="Standard">
      <style:text-properties officeooo:rsid="00190869" officeooo:paragraph-rsid="00190869"/>
    </style:style>
    <style:style style:name="P17" style:family="paragraph" style:parent-style-name="Standard">
      <style:text-properties officeooo:rsid="001a96e4" officeooo:paragraph-rsid="001a96e4"/>
    </style:style>
    <style:style style:name="P18" style:family="paragraph" style:parent-style-name="Standard">
      <style:text-properties officeooo:rsid="001b5dc2" officeooo:paragraph-rsid="001b5dc2"/>
    </style:style>
    <style:style style:name="P19" style:family="paragraph" style:parent-style-name="Standard">
      <style:text-properties officeooo:rsid="001b8d59" officeooo:paragraph-rsid="001b8d59"/>
    </style:style>
    <style:style style:name="T1" style:family="text">
      <style:text-properties officeooo:rsid="000c6e8a"/>
    </style:style>
    <style:style style:name="T2" style:family="text">
      <style:text-properties officeooo:rsid="0015f6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9">git diff:</text:p>
      <text:p text:style-name="P9">Before commiting , it is good to know what changes we have to the files. To accomplish this, the 'git diff' command is used. When we use the git diff command , we can see the changes made from the version of the files present in the previous commit. The git diff command has different forms.</text:p>
      <text:p text:style-name="P9">'git diff' : It tells us the changes made in the files which are unstaged.</text:p>
      <text:p text:style-name="P9">'git diff --staged': It tells us the changes made in the files which have been staged.</text:p>
      <text:p text:style-name="P9">'git diff HEAD': It tells us the changes made in all the files when compared with the last commit.</text:p>
      <text:p text:style-name="P9">The HEAD is a pointer that holds your position within all your different commits. By default HEAD points to your most recent commit.</text:p>
      <text:p text:style-name="P9"/>
      <text:p text:style-name="P10"><text:soft-page-break/>git log:</text:p>
      <text:p text:style-name="P10">At any point if we want to see the history of your repository(list commits made), we use the git log command. When we use the command, we can see the author of the commit, the date on which the commit was made and the message that was saved along each commit. We can use 'git log --summary' to see more information about each commit.</text:p>
      <text:p text:style-name="P10"><text:s/></text:p>
      <text:p text:style-name="P10"/>
      <text:p text:style-name="P11">Remote Repositries:</text:p>
      <text:p text:style-name="P11">Remote repositories are versions of your project that are hosted on the Internert or network somewhere. Collaborating with others involves managing these remote repositories and pushing and pulling data to and from them when you need to share work. Managing remote repositories includes knowing how to add remote repositories, remove remotes that are no longer valid, manage various remote branches and define them as being tracked or not, and more. Examples of remote repositories are those repositories present in Github.</text:p>
      <text:p text:style-name="P11"/>
      <text:p text:style-name="P12">git remote add:</text:p>
      <text:p text:style-name="P12">Before we push into a remote repo , we must create a remote repo somewhere say on Github. Once we have created a remote repository, we now have to connect the remote repo with our local repo so that we can push to and pull from the remote repo. To do this, we use the git remote add command.This command is of the form </text:p>
      <text:p text:style-name="P14"><text:span text:style-name="T2">'git remote add &lt;remote_name&gt; &lt;url&gt;'. We can give any remote name, but it is typical to name your main remote as origin. Url refers to the repository URL. An example of a repository URL is ' https://github.com/try-git/try_git.git</text:span><text:span text:style-name="T2">'.</text:span></text:p>
      <text:p text:style-name="P12"/>
      <text:p text:style-name="P13">git push:</text:p>
      <text:p text:style-name="P13">The git push command is used to push the contents of your local repository into the remote repository present on Github. We need to specify which remote we are pushing into and also need to specify which branch in the remote repository. This command is of the form 'git push -u &lt;remote_name&gt; &lt;branch_name&gt;'. The -u option of the push command tells git to remember the paramters, so that next time we can simply run git push and git will know what to do.</text:p>
      <text:p text:style-name="P13"/>
      <text:p text:style-name="P15">git pull:</text:p>
      <text:p text:style-name="P15">Suppose that you are working with many people on a project and you have a remote repo on Github. After a period of time , if we want to see the changes made by others we can use the git pull command to pull files from the remote repo to our local one. When we use git pull, it merges our current local repo with the files obtained from the remote repo. Just as in the case of git push, we need to specify the name of the remote and the branch from which we are pulling. The git pull command will be of the form 'git pull &lt;remote_name&gt; &lt;branch_name&gt;'.</text:p>
      <text:p text:style-name="P15"/>
      <text:p text:style-name="P16">git rm:</text:p>
      <text:p text:style-name="P16">The git rm command is used to remove files from the repo. Along with removal from the repo, this command also stages the removal of the files. That is, when we use the git status command, we can see the deleted files in the staging area. Now if we commit, these files will be removed in the snapshot of the repository.</text:p>
      <text:p text:style-name="P16">If we want to delete an entire folder of files, we use the command 'git rm -r &lt;folder_name&gt;'. </text:p>
      <text:p text:style-name="P16"/>
      <text:p text:style-name="P16"/>
      <text:p text:style-name="P16"/>
      <text:p text:style-name="P16"/>
      <text:p text:style-name="P16"/>
      <text:p text:style-name="P16"/>
      <text:p text:style-name="P16"/>
      <text:p text:style-name="P17"><text:soft-page-break/></text:p>
      <text:p text:style-name="P18">git branch:</text:p>
      <text:p text:style-name="P18">Branches are what naturally happens when you want to work on multiple features at the same time. In git when we create a branch , a copy of the repository in the current state is created. We can work on this branch and make changes to it without affecting the main branch. We use when we must work on multiple features at the same time. A separate branch can be created for each feature. Now, in git to create a branch we use the command 'git branch &lt;branch_name&gt;'. This creates a copy of the current state of the current branch we are on. Once we finish working on a branch, we can merge the branch with the main branch.</text:p>
      <text:p text:style-name="P18"/>
      <text:p text:style-name="P17">git checkout:</text:p>
      <text:p text:style-name="P17">This command is used to generally to switch from one branch to another. For example, consider that we are initially on the branch 'master'. Now we create a branch named 'test'. In order to work on the branch , we have to switch branches. This is accomplished by the command 'git checkout test'. </text:p>
      <text:p text:style-name="P17">Another use of the git checkout is to undo changes made to files and revert them back to the state they were during the last commit. For example, if we have a file named target, and we want to revert this file back to the way it was during the previous commit we use the statement 'git checkout -- target'. This will undo all the changes made to the file target since the last commit.</text:p>
      <text:p text:style-name="P17"/>
      <text:p text:style-name="P19">git merge:</text:p>
      <text:p text:style-name="P19">Once we have finished working on a feature which is on a separate branch, we would like to add this feature to our main branch. To do this, we must merge out feature branch with our main branch. To do this, we use the 'git merge &lt;branch_name&gt;' command. This command will merge the branch specified by branch name with the branch you are currently 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5:42:09.134781575</dc:date>
    <meta:editing-duration>PT4H36M31S</meta:editing-duration>
    <meta:editing-cycles>17</meta:editing-cycles>
    <meta:generator>LibreOffice/4.2.8.2$Linux_X86_64 LibreOffice_project/420m0$Build-2</meta:generator>
    <meta:document-statistic meta:table-count="0" meta:image-count="0" meta:object-count="0" meta:page-count="4" meta:paragraph-count="81" meta:word-count="1832" meta:character-count="10097" meta:non-whitespace-character-count="8263"/>
  </office:meta>
</office:document-meta>
</file>